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ad030" officeooo:paragraph-rsid="001ad030"/>
    </style:style>
    <style:style style:name="P2" style:family="paragraph" style:parent-style-name="Standard">
      <style:text-properties style:text-underline-style="solid" style:text-underline-width="auto" style:text-underline-color="font-color" officeooo:rsid="00257fed" officeooo:paragraph-rsid="00257fed"/>
    </style:style>
    <style:style style:name="P3" style:family="paragraph" style:parent-style-name="Standard">
      <style:text-properties style:text-underline-style="none" officeooo:rsid="001cd413" officeooo:paragraph-rsid="00257fed"/>
    </style:style>
    <style:style style:name="P4" style:family="paragraph" style:parent-style-name="Standard">
      <style:text-properties style:text-underline-style="none" officeooo:rsid="001e5f94" officeooo:paragraph-rsid="001e5f94"/>
    </style:style>
    <style:style style:name="P5" style:family="paragraph" style:parent-style-name="Standard" style:list-style-name="L1">
      <style:text-properties style:text-underline-style="none" officeooo:rsid="001ad030" officeooo:paragraph-rsid="001ad030"/>
    </style:style>
    <style:style style:name="P6" style:family="paragraph" style:parent-style-name="Standard" style:list-style-name="L1">
      <style:text-properties style:text-underline-style="none" officeooo:rsid="001e5f94" officeooo:paragraph-rsid="001e5f94"/>
    </style:style>
    <style:style style:name="P7" style:family="paragraph" style:parent-style-name="Standard" style:list-style-name="L2">
      <style:text-properties style:text-underline-style="none" officeooo:rsid="001e5f94" officeooo:paragraph-rsid="001e5f94"/>
    </style:style>
    <style:style style:name="P8" style:family="paragraph" style:parent-style-name="Standard" style:list-style-name="L1">
      <style:text-properties style:text-underline-style="none" officeooo:rsid="00222e08" officeooo:paragraph-rsid="00222e08"/>
    </style:style>
    <style:style style:name="P9" style:family="paragraph" style:parent-style-name="Standard" style:list-style-name="L1">
      <style:text-properties style:text-underline-style="none" officeooo:rsid="0022f26a" officeooo:paragraph-rsid="0022f26a"/>
    </style:style>
    <style:style style:name="P10" style:family="paragraph" style:parent-style-name="Standard" style:list-style-name="L1">
      <style:text-properties style:text-underline-style="none" officeooo:rsid="002520e1" officeooo:paragraph-rsid="002520e1"/>
    </style:style>
    <style:style style:name="P11" style:family="paragraph" style:parent-style-name="Standard" style:list-style-name="L1">
      <style:text-properties style:text-underline-style="none" officeooo:rsid="001cd413" officeooo:paragraph-rsid="00257fed"/>
    </style:style>
    <style:style style:name="P12" style:family="paragraph" style:parent-style-name="Standard">
      <style:text-properties style:text-underline-style="none" officeooo:rsid="00257fed" officeooo:paragraph-rsid="00257fed"/>
    </style:style>
    <style:style style:name="P13" style:family="paragraph" style:parent-style-name="Standard" style:list-style-name="L3">
      <style:text-properties style:text-underline-style="none" officeooo:rsid="0025d556" officeooo:paragraph-rsid="0025d556"/>
    </style:style>
    <style:style style:name="P14" style:family="paragraph" style:parent-style-name="Standard" style:list-style-name="L3">
      <style:text-properties style:text-underline-style="none" officeooo:rsid="00295da8" officeooo:paragraph-rsid="00295da8"/>
    </style:style>
    <style:style style:name="P15" style:family="paragraph" style:parent-style-name="Standard" style:list-style-name="L1">
      <style:text-properties style:text-underline-style="none" officeooo:rsid="002b12a0" officeooo:paragraph-rsid="002b12a0"/>
    </style:style>
    <style:style style:name="P16" style:family="paragraph" style:parent-style-name="Standard" style:list-style-name="L3">
      <style:text-properties style:text-underline-style="solid" style:text-underline-width="auto" style:text-underline-color="font-color" officeooo:rsid="00257fed" officeooo:paragraph-rsid="00257fed"/>
    </style:style>
    <style:style style:name="T1" style:family="text">
      <style:text-properties officeooo:rsid="001c004d"/>
    </style:style>
    <style:style style:name="T2" style:family="text">
      <style:text-properties officeooo:rsid="001d17be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25d556"/>
    </style:style>
    <style:style style:name="T5" style:family="text">
      <style:text-properties officeooo:rsid="0024d95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e 5/02</text:p>
      <text:p text:style-name="P1"/>
      <text:list xml:id="list6740670436538200270" text:style-name="L1">
        <text:list-item>
          <text:p text:style-name="P5">Création d'algo<text:span text:style-name="T1">rithmes</text:span> de tri sur différent<text:span text:style-name="T1">s</text:span> types de tableau (statique, pointeurs,...).</text:p>
          <text:list>
            <text:list-item>
              <text:p text:style-name="P6">Algorithme de tri à bulle sur tableau 2D, chaque ligne est triée indépendamment des autres.</text:p>
            </text:list-item>
          </text:list>
        </text:list-item>
      </text:list>
      <text:list xml:id="list9180488511801907442" text:style-name="L2">
        <text:list-item>
          <text:list>
            <text:list-item>
              <text:p text:style-name="P7">Premier Algo : tableau statique d'entier</text:p>
              <text:p text:style-name="P7">const int N = 10 ;</text:p>
              <text:p text:style-name="P7"><text:s/>int t[N][N] ;</text:p>
            </text:list-item>
          </text:list>
        </text:list-item>
      </text:list>
      <text:p text:style-name="P4"/>
      <text:list xml:id="list133102010560771" text:continue-numbering="true" text:style-name="L2">
        <text:list-item>
          <text:list>
            <text:list-item>
              <text:p text:style-name="P7">2 me Algo : tableau de pointeur sur int </text:p>
              <text:p text:style-name="P7">Const int N = 10 ;</text:p>
              <text:p text:style-name="P7">int **t ;</text:p>
              <text:p text:style-name="P7">int **t = malloc(N*sizeof(int*)) ;</text:p>
              <text:p text:style-name="P7">for(i =0;i&lt;N;i++) t[i] = malloc(N*sizeof(int)) ;</text:p>
            </text:list-item>
          </text:list>
        </text:list-item>
      </text:list>
      <text:p text:style-name="P4"/>
      <text:list xml:id="list133101857844638" text:continue-numbering="true" text:style-name="L2">
        <text:list-item>
          <text:list>
            <text:list-item>
              <text:p text:style-name="P7">3 aime Algo tableau de pointeur sur int parcours du tableau avec incrément du pointeur *(t+i) , *(*(t+i) +j) ;</text:p>
              <text:p text:style-name="P7"/>
            </text:list-item>
          </text:list>
        </text:list-item>
      </text:list>
      <text:list xml:id="list133101259726699" text:continue-list="list6740670436538200270" text:style-name="L1">
        <text:list-item>
          <text:p text:style-name="P5">Lecture de la doc LLVM/C.</text:p>
          <text:list>
            <text:list-item>
              <text:p text:style-name="P8"><text:a xlink:type="simple" xlink:href="http://llvm.org/docs/">http://llvm.org/docs/</text:a></text:p>
            </text:list-item>
            <text:list-item>
              <text:p text:style-name="P8">C norme C99 : <text:a xlink:type="simple" xlink:href="http://www.open-std.org/jtc1/sc22/wg14/www/docs/n1256.pdf">http://www.open-std.org/jtc1/sc22/wg14/www/docs/n1256.pdf</text:a></text:p>
            </text:list-item>
            <text:list-item>
              <text:p text:style-name="P15">Doxygen Clang.</text:p>
              <text:p text:style-name="P8"/>
            </text:list-item>
          </text:list>
        </text:list-item>
        <text:list-item>
          <text:p text:style-name="P5">Tentatives de fonctionnement du code de Bacara.</text:p>
          <text:list>
            <text:list-item>
              <text:p text:style-name="P9">Problème compilation C++. modification d'une ligne dans le Makefile.</text:p>
            </text:list-item>
            <text:list-item>
              <text:p text:style-name="P9">tentative avec llvm-3.4 et llvm-3.<text:span text:style-name="T5">5</text:span> échec, <text:span text:style-name="T5">(ne trouvait pas un dossier de fichier pour clang).</text:span></text:p>
            </text:list-item>
            <text:list-item>
              <text:p text:style-name="P9">finalement compile avec la version 3.3.</text:p>
            </text:list-item>
            <text:list-item>
              <text:p text:style-name="P10">s’exécute mais fini en segfault ( TODO : regarder ça).</text:p>
            </text:list-item>
          </text:list>
        </text:list-item>
        <text:list-item>
          <text:p text:style-name="P11"><text:span text:style-name="T2">Génération</text:span> code C en llvm et llvm en <text:span text:style-name="T2">C</text:span>++. </text:p>
        </text:list-item>
      </text:list>
      <text:p text:style-name="P3"/>
      <text:p text:style-name="P3"/>
      <text:p text:style-name="P3"/>
      <text:p text:style-name="P2">TODO <text:span text:style-name="T3">:</text:span></text:p>
      <text:p text:style-name="P12"/>
      <text:list xml:id="list7015182441638459425" text:style-name="L3">
        <text:list-item>
          <text:p text:style-name="P16"><text:span text:style-name="T4">V</text:span><text:span text:style-name="T3">irer les truc du genre "/usr/include/c++/4.6" dans les .cpp pour les mettre dans le Makefile.</text:span></text:p>
        </text:list-item>
        <text:list-item>
          <text:p text:style-name="P13">Voir si les segfaults peuvent être corriger (peut etre avec le point précédent ?)Voir si les segfaultsts peuvent être corriger (peut être avec le point précédent ?).</text:p>
        </text:list-item>
        <text:list-item>
          <text:p text:style-name="P14">exercice (répérer qu'un pointeur est constant).</text:p>
        </text:list-item>
        <text:list-item>
          <text:p text:style-name="P14">Fusionner code de analyze et rewrite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urélien CHEMIER</meta:initial-creator>
    <meta:creation-date>2014-02-02T19:01:19.348800067</meta:creation-date>
    <meta:generator>LibreOffice/4.1.3.2$Linux_x86 LibreOffice_project/410m0$Build-2</meta:generator>
    <dc:date>2014-02-19T13:31:00.063471332</dc:date>
    <dc:creator>Aurélien CHEMIER</dc:creator>
    <meta:editing-duration>PT1H12M20S</meta:editing-duration>
    <meta:editing-cycles>17</meta:editing-cycles>
    <meta:document-statistic meta:table-count="0" meta:image-count="0" meta:object-count="0" meta:page-count="1" meta:paragraph-count="28" meta:word-count="237" meta:character-count="1365" meta:non-whitespace-character-count="1172"/>
  </office:meta>
</office:document-meta>
</file>